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rverless deploy --verbose</text:p>
      <text:p text:style-name="Standard">Running "serverless" from node_modules</text:p>
      <text:p text:style-name="Standard"/>
      <text:p text:style-name="Standard">Warning: Invalid configuration encountered</text:p>
      <text:p text:style-name="Standard"><text:s text:c="2"/>at 'functions.GetTodos.events.0.http': must have required property 'reqValidatorName'</text:p>
      <text:p text:style-name="Standard"><text:s text:c="2"/>at 'functions.CreateTodo.events.0.http': unrecognized property 'documentation'</text:p>
      <text:p text:style-name="Standard"><text:s text:c="2"/>at 'functions.UpdateTodo.events.0.http': unrecognized property 'documentation'</text:p>
      <text:p text:style-name="Standard"><text:s text:c="2"/>at 'functions.DeleteTodo.events.0.http': must have required property 'reqValidatorName'</text:p>
      <text:p text:style-name="Standard"><text:s text:c="2"/>at 'functions.GenerateUploadUrl.events.0.http': must have required property 'reqValidatorName'</text:p>
      <text:p text:style-name="Standard"/>
      <text:p text:style-name="Standard">Learn more about configuration validation here: http://slss.io/configuration-validation</text:p>
      <text:p text:style-name="Standard"/>
      <text:p text:style-name="Standard">Deploying serverless-1 to stage dev (us-east-1)</text:p>
      <text:p text:style-name="Standard"/>
      <text:p text:style-name="Standard">Packaging</text:p>
      <text:p text:style-name="Standard">Using configuration:</text:p>
      <text:p text:style-name="Standard">{</text:p>
      <text:p text:style-name="Standard"><text:s text:c="2"/>"webpackConfig": "webpack.config.js",</text:p>
      <text:p text:style-name="Standard"><text:s text:c="2"/>"includeModules": false,</text:p>
      <text:p text:style-name="Standard"><text:s text:c="2"/>"packager": "npm",</text:p>
      <text:p text:style-name="Standard"><text:s text:c="2"/>"packagerOptions": {},</text:p>
      <text:p text:style-name="Standard"><text:s text:c="2"/>"keepOutputDirectory": false,</text:p>
      <text:p text:style-name="Standard"><text:s text:c="2"/>"concurrency": 12</text:p>
      <text:p text:style-name="Standard">}</text:p>
      <text:p text:style-name="Standard">Removing /home/onclouds/FPT/Project_4/Udacity_p4/backend/.webpack</text:p>
      <text:p text:style-name="Standard">[Webpack] Building with Webpack</text:p>
      <text:p text:style-name="Standard"/>
      <text:p text:style-name="Standard">Warning: in ./node_modules/colors/lib/colors.js 127:29-43</text:p>
      <text:p text:style-name="Standard"><text:s text:c="2"/>Critical dependency: the request of a dependency is an expression</text:p>
      <text:p text:style-name="Standard">[Webpack] Packaging modules</text:p>
      <text:p text:style-name="Standard">Zip service: /home/onclouds/FPT/Project_4/Udacity_p4/backend/.webpack/service [814 ms]</text:p>
      <text:p text:style-name="Standard">[Webpack] Copying existing artifacts</text:p>
      <text:p text:style-name="Standard">Setting artifact for function 'Auth' to '.serverless/serverless-1.zip'</text:p>
      <text:p text:style-name="Standard">Setting artifact for function 'GetTodos' to '.serverless/serverless-1.zip'</text:p>
      <text:p text:style-name="Standard">Setting artifact for function 'CreateTodo' to '.serverless/serverless-1.zip'</text:p>
      <text:p text:style-name="Standard">Setting artifact for function 'UpdateTodo' to '.serverless/serverless-1.zip'</text:p>
      <text:p text:style-name="Standard">Setting artifact for function 'DeleteTodo' to '.serverless/serverless-1.zip'</text:p>
      <text:p text:style-name="Standard">Setting artifact for function 'GenerateUploadUrl' to '.serverless/serverless-1.zip'</text:p>
      <text:p text:style-name="Standard">Remove /home/onclouds/FPT/Project_4/Udacity_p4/backend/.webpack</text:p>
      <text:p text:style-name="Standard">Removing /home/onclouds/FPT/Project_4/Udacity_p4/backend/.webpack done</text:p>
      <text:p text:style-name="Standard">Generating custom CloudFormation resources</text:p>
      <text:p text:style-name="Standard">Tracing DISABLED for function "serverless-1-dev-Auth"</text:p>
      <text:p text:style-name="Standard">Tracing DISABLED for function "serverless-1-dev-GetTodos"</text:p>
      <text:p text:style-name="Standard">Tracing DISABLED for function "serverless-1-dev-CreateTodo"</text:p>
      <text:p text:style-name="Standard">Tracing DISABLED for function "serverless-1-dev-UpdateTodo"</text:p>
      <text:p text:style-name="Standard">Tracing DISABLED for function "serverless-1-dev-DeleteTodo"</text:p>
      <text:p text:style-name="Standard">Tracing DISABLED for function "serverless-1-dev-GenerateUploadUrl"</text:p>
      <text:p text:style-name="Standard">Retrieving CloudFormation stack</text:p>
      <text:p text:style-name="Standard">Uploading</text:p>
      <text:p text:style-name="Standard">Uploading CloudFormation file to S3</text:p>
      <text:p text:style-name="Standard">Uploading State file to S3</text:p>
      <text:p text:style-name="Standard">Uploading service serverless-1.zip file to S3 (17.29 MB)</text:p>
      <text:p text:style-name="Standard"><text:soft-page-break/>Uploading custom CloudFormation resources</text:p>
      <text:p text:style-name="Standard">Updating CloudFormation stack</text:p>
      <text:p text:style-name="Standard">Creating new change set</text:p>
      <text:p text:style-name="Standard">Waiting for new change set to be created</text:p>
      <text:p text:style-name="Standard">Change Set did not reach desired state, retrying</text:p>
      <text:p text:style-name="Standard">Change Set did not reach desired state, retrying</text:p>
      <text:p text:style-name="Standard">Change Set did not reach desired state, retrying</text:p>
      <text:p text:style-name="Standard">Change Set did not reach desired state, retrying</text:p>
      <text:p text:style-name="Standard">Executing created change set</text:p>
      <text:p text:style-name="Standard"><text:s text:c="2"/>UPDATE_IN_PROGRESS - AWS::CloudFormation::Stack - serverless-1-dev</text:p>
      <text:p text:style-name="Standard"><text:s text:c="2"/>UPDATE_IN_PROGRESS - AWS::Lambda::Function - DeleteTodoLambdaFunction</text:p>
      <text:p text:style-name="Standard"><text:s text:c="2"/>UPDATE_IN_PROGRESS - AWS::Lambda::Function - AuthLambdaFunction</text:p>
      <text:p text:style-name="Standard"><text:s text:c="2"/>UPDATE_IN_PROGRESS - AWS::Lambda::Function - CreateTodoLambdaFunction</text:p>
      <text:p text:style-name="Standard"><text:s text:c="2"/>UPDATE_IN_PROGRESS - AWS::Lambda::Function - GenerateUploadUrlLambdaFunction</text:p>
      <text:p text:style-name="Standard"><text:s text:c="2"/>UPDATE_IN_PROGRESS - AWS::Lambda::Function - CustomDashresourceDashapigwDashcwDashroleLambdaFunction</text:p>
      <text:p text:style-name="Standard"><text:s text:c="2"/>UPDATE_IN_PROGRESS - AWS::Lambda::Function - GetTodosLambdaFunction</text:p>
      <text:p text:style-name="Standard"><text:s text:c="2"/>UPDATE_IN_PROGRESS - AWS::Lambda::Function - UpdateTodoLambdaFunction</text:p>
      <text:p text:style-name="Standard"><text:s text:c="2"/>UPDATE_COMPLETE - AWS::Lambda::Function - CustomDashresourceDashapigwDashcwDashroleLambdaFunction</text:p>
      <text:p text:style-name="Standard"><text:s text:c="2"/>UPDATE_COMPLETE - AWS::Lambda::Function - DeleteTodoLambdaFunction</text:p>
      <text:p text:style-name="Standard"><text:s text:c="2"/>UPDATE_COMPLETE - AWS::Lambda::Function - GetTodosLambdaFunction</text:p>
      <text:p text:style-name="Standard"><text:s text:c="2"/>UPDATE_COMPLETE - AWS::Lambda::Function - UpdateTodoLambdaFunction</text:p>
      <text:p text:style-name="Standard"><text:s text:c="2"/>UPDATE_COMPLETE - AWS::Lambda::Function - GenerateUploadUrlLambdaFunction</text:p>
      <text:p text:style-name="Standard"><text:s text:c="2"/>UPDATE_COMPLETE - AWS::Lambda::Function - AuthLambdaFunction</text:p>
      <text:p text:style-name="Standard"><text:s text:c="2"/>UPDATE_COMPLETE - AWS::Lambda::Function - CreateTodoLambdaFunction</text:p>
      <text:p text:style-name="Standard"><text:s text:c="2"/>CREATE_IN_PROGRESS - AWS::Lambda::Version - DeleteTodoLambdaVersionnYYek6KDFJaJo3MP64FF5kvO2v04vTA3pRXKy8</text:p>
      <text:p text:style-name="Standard"><text:s text:c="2"/>CREATE_IN_PROGRESS - AWS::Lambda::Version - GetTodosLambdaVersioneM6Oh1hA0tTPDoKlrPecy0ixXgNT8rkLtJfYpT71Y8</text:p>
      <text:p text:style-name="Standard"><text:s text:c="2"/>CREATE_IN_PROGRESS - AWS::Lambda::Version - UpdateTodoLambdaVersionvDTMj7sEMdRqKh4jL5NPzuOPvrliaPREe4INJph7cqE</text:p>
      <text:p text:style-name="Standard"><text:s text:c="2"/>CREATE_IN_PROGRESS - AWS::Lambda::Version - GenerateUploadUrlLambdaVersionpoZRhqjohk1wKRObR0pocLkQExAHpV1QOdKjdqCk</text:p>
      <text:p text:style-name="Standard"><text:s text:c="2"/>CREATE_IN_PROGRESS - AWS::Lambda::Version - AuthLambdaVersionNyOlMEcNhYUCdtTsIWgKkVHg9CMlr2etTXLGKL9xVc</text:p>
      <text:p text:style-name="Standard"><text:s text:c="2"/>CREATE_IN_PROGRESS - AWS::Lambda::Version - CreateTodoLambdaVersionZf6zX4tJQpLfUqHOxED4UyoTybyIC0UnSzPTJj5oM</text:p>
      <text:p text:style-name="Standard"><text:s text:c="2"/>CREATE_IN_PROGRESS - AWS::Lambda::Version - DeleteTodoLambdaVersionnYYek6KDFJaJo3MP64FF5kvO2v04vTA3pRXKy8</text:p>
      <text:p text:style-name="Standard"><text:s text:c="2"/>CREATE_IN_PROGRESS - AWS::Lambda::Version - GetTodosLambdaVersioneM6Oh1hA0tTPDoKlrPecy0ixXgNT8rkLtJfYpT71Y8</text:p>
      <text:p text:style-name="Standard"><text:s text:c="2"/>CREATE_IN_PROGRESS - AWS::Lambda::Version - GenerateUploadUrlLambdaVersionpoZRhqjohk1wKRObR0pocLkQExAHpV1QOdKjdqCk</text:p>
      <text:p text:style-name="Standard"><text:s text:c="2"/>CREATE_IN_PROGRESS - AWS::Lambda::Version - AuthLambdaVersionNyOlMEcNhYUCdtTsIWgKkVHg9CMlr2etTXLGKL9xVc</text:p>
      <text:p text:style-name="Standard"><text:s text:c="2"/>CREATE_IN_PROGRESS - AWS::Lambda::Version - CreateTodoLambdaVersionZf6zX4tJQpLfUqHOxED4UyoTybyIC0UnSzPTJj5oM</text:p>
      <text:p text:style-name="Standard"><text:s text:c="2"/>CREATE_IN_PROGRESS - AWS::Lambda::Version - UpdateTodoLambdaVersionvDTMj7sEMdRqKh4jL5NPzuOPvrliaPREe4INJph7cqE</text:p>
      <text:p text:style-name="Standard"><text:s text:c="2"/>CREATE_COMPLETE - AWS::Lambda::Version - DeleteTodoLambdaVersionnYYek6KDFJaJo3MP64FF5kvO2v04vTA3pRXKy8</text:p>
      <text:p text:style-name="Standard"><text:soft-page-break/><text:s text:c="2"/>CREATE_COMPLETE - AWS::Lambda::Version - GetTodosLambdaVersioneM6Oh1hA0tTPDoKlrPecy0ixXgNT8rkLtJfYpT71Y8</text:p>
      <text:p text:style-name="Standard"><text:s text:c="2"/>CREATE_COMPLETE - AWS::Lambda::Version - GenerateUploadUrlLambdaVersionpoZRhqjohk1wKRObR0pocLkQExAHpV1QOdKjdqCk</text:p>
      <text:p text:style-name="Standard"><text:s text:c="2"/>CREATE_COMPLETE - AWS::Lambda::Version - AuthLambdaVersionNyOlMEcNhYUCdtTsIWgKkVHg9CMlr2etTXLGKL9xVc</text:p>
      <text:p text:style-name="Standard"><text:s text:c="2"/>CREATE_COMPLETE - AWS::Lambda::Version - UpdateTodoLambdaVersionvDTMj7sEMdRqKh4jL5NPzuOPvrliaPREe4INJph7cqE</text:p>
      <text:p text:style-name="Standard"><text:s text:c="2"/>CREATE_COMPLETE - AWS::Lambda::Version - CreateTodoLambdaVersionZf6zX4tJQpLfUqHOxED4UyoTybyIC0UnSzPTJj5oM</text:p>
      <text:p text:style-name="Standard"><text:s text:c="2"/>CREATE_IN_PROGRESS - AWS::ApiGateway::Deployment - ApiGatewayDeployment1692659085270</text:p>
      <text:p text:style-name="Standard"><text:s text:c="2"/>CREATE_IN_PROGRESS - AWS::ApiGateway::Deployment - ApiGatewayDeployment1692659085270</text:p>
      <text:p text:style-name="Standard"><text:s text:c="2"/>CREATE_COMPLETE - AWS::ApiGateway::Deployment - ApiGatewayDeployment1692659085270</text:p>
      <text:p text:style-name="Standard"><text:s text:c="2"/>UPDATE_COMPLETE_CLEANUP_IN_PROGRESS - AWS::CloudFormation::Stack - serverless-1-dev</text:p>
      <text:p text:style-name="Standard"><text:s text:c="2"/>DELETE_IN_PROGRESS - AWS::ApiGateway::Deployment - ApiGatewayDeployment1692658484103</text:p>
      <text:p text:style-name="Standard"><text:s text:c="2"/>DELETE_SKIPPED - AWS::Lambda::Version - GenerateUploadUrlLambdaVersion9LCdQQ2tjAmjAkgRwEODLAbanNxqtu7XqyANVisTTzo</text:p>
      <text:p text:style-name="Standard"><text:s text:c="2"/>DELETE_SKIPPED - AWS::Lambda::Version - AuthLambdaVersionAEIwVYFkJXHNRjeKeCQOLIeIKOS7d0ysufFOIM27UM</text:p>
      <text:p text:style-name="Standard"><text:s text:c="2"/>DELETE_SKIPPED - AWS::Lambda::Version - UpdateTodoLambdaVersiondxlWaBEjNsXAgFhhU4niL8HMKwezpEv0YepM7EXects</text:p>
      <text:p text:style-name="Standard"><text:s text:c="2"/>DELETE_SKIPPED - AWS::Lambda::Version - DeleteTodoLambdaVersionjmFgj0kousM262oPf80coTRlysgwxWYV9aWPe9h4XdI</text:p>
      <text:p text:style-name="Standard"><text:s text:c="2"/>DELETE_SKIPPED - AWS::Lambda::Version - GetTodosLambdaVersionjT6idHxWy7X0rdtxeGaNoHyNWhiz7SHvq612YmhMyjk</text:p>
      <text:p text:style-name="Standard"><text:s text:c="2"/>DELETE_SKIPPED - AWS::Lambda::Version - CreateTodoLambdaVersionlX62oeKpuxBSbk3WPgELZ3G4gzZeFKFisPkH7jeyBno</text:p>
      <text:p text:style-name="Standard"><text:s text:c="2"/>DELETE_COMPLETE - AWS::ApiGateway::Deployment - ApiGatewayDeployment1692658484103</text:p>
      <text:p text:style-name="Standard"><text:s text:c="2"/>UPDATE_COMPLETE - AWS::CloudFormation::Stack - serverless-1-dev</text:p>
      <text:p text:style-name="Standard">Retrieving CloudFormation stack</text:p>
      <text:p text:style-name="Standard">-------------------</text:p>
      <text:p text:style-name="Standard">documentation version already exists, skipping upload</text:p>
      <text:p text:style-name="Standard">Removing old service artifacts from S3</text:p>
      <text:p text:style-name="Standard"/>
      <text:p text:style-name="Standard">✔ Service deployed to stack serverless-1-dev (149s)</text:p>
      <text:p text:style-name="Standard"/>
      <text:p text:style-name="Standard">dashboard: https://app.serverless.com/thuantd8/apps/serverless-1/serverless-1/dev/us-east-1</text:p>
      <text:p text:style-name="Standard">endpoints:</text:p>
      <text:p text:style-name="Standard"><text:s text:c="2"/>GET - https://qo4sb9gojh.execute-api.us-east-1.amazonaws.com/dev/todos</text:p>
      <text:p text:style-name="Standard"><text:s text:c="2"/>POST - https://qo4sb9gojh.execute-api.us-east-1.amazonaws.com/dev/todos</text:p>
      <text:p text:style-name="Standard"><text:s text:c="2"/>PATCH - https://qo4sb9gojh.execute-api.us-east-1.amazonaws.com/dev/todos/{todoId}</text:p>
      <text:p text:style-name="Standard"><text:s text:c="2"/>DELETE - https://qo4sb9gojh.execute-api.us-east-1.amazonaws.com/dev/todos/{todoId}</text:p>
      <text:p text:style-name="Standard"><text:s text:c="2"/>POST - https://qo4sb9gojh.execute-api.us-east-1.amazonaws.com/dev/todos/{todoId}/attachment</text:p>
      <text:p text:style-name="Standard">functions:</text:p>
      <text:p text:style-name="Standard"><text:s text:c="2"/>Auth: serverless-1-dev-Auth (17 MB)</text:p>
      <text:p text:style-name="Standard"><text:s text:c="2"/>GetTodos: serverless-1-dev-GetTodos (17 MB)</text:p>
      <text:p text:style-name="Standard"><text:soft-page-break/><text:s text:c="2"/>CreateTodo: serverless-1-dev-CreateTodo (17 MB)</text:p>
      <text:p text:style-name="Standard"><text:s text:c="2"/>UpdateTodo: serverless-1-dev-UpdateTodo (17 MB)</text:p>
      <text:p text:style-name="Standard"><text:s text:c="2"/>DeleteTodo: serverless-1-dev-DeleteTodo (17 MB)</text:p>
      <text:p text:style-name="Standard"><text:s text:c="2"/>GenerateUploadUrl: serverless-1-dev-GenerateUploadUrl (17 MB)</text:p>
      <text:p text:style-name="Standard"/>
      <text:p text:style-name="Standard">Stack Outputs:</text:p>
      <text:p text:style-name="Standard"><text:s text:c="2"/>AuthLambdaFunctionQualifiedArn: arn:aws:lambda:us-east-1:574858292787:function:serverless-1-dev-Auth:3</text:p>
      <text:p text:style-name="Standard"><text:s text:c="2"/>GenerateUploadUrlLambdaFunctionQualifiedArn: arn:aws:lambda:us-east-1:574858292787:function:serverless-1-dev-GenerateUploadUrl:2</text:p>
      <text:p text:style-name="Standard"><text:s text:c="2"/>UpdateTodoLambdaFunctionQualifiedArn: arn:aws:lambda:us-east-1:574858292787:function:serverless-1-dev-UpdateTodo:2</text:p>
      <text:p text:style-name="Standard"><text:s text:c="2"/>AwsDocApiId: qo4sb9gojh</text:p>
      <text:p text:style-name="Standard"><text:s text:c="2"/>GetTodosLambdaFunctionQualifiedArn: arn:aws:lambda:us-east-1:574858292787:function:serverless-1-dev-GetTodos:3</text:p>
      <text:p text:style-name="Standard"><text:s text:c="2"/>DeleteTodoLambdaFunctionQualifiedArn: arn:aws:lambda:us-east-1:574858292787:function:serverless-1-dev-DeleteTodo:2</text:p>
      <text:p text:style-name="Standard"><text:s text:c="2"/>EnterpriseLogAccessIamRole: arn:aws:iam::574858292787:role/serverless-1-dev-EnterpriseLogAccessIamRole-Q18Y0LNICCD1</text:p>
      <text:p text:style-name="Standard"><text:s text:c="2"/>CreateTodoLambdaFunctionQualifiedArn: arn:aws:lambda:us-east-1:574858292787:function:serverless-1-dev-CreateTodo:2</text:p>
      <text:p text:style-name="Standard"><text:s text:c="2"/>ServiceEndpoint: https://qo4sb9gojh.execute-api.us-east-1.amazonaws.com/dev</text:p>
      <text:p text:style-name="Standard"><text:s text:c="2"/>ServerlessDeploymentBucketName: serverless-1-dev-serverlessdeploymentbucket-x4vr3bbhwms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2T08:07:47.521737670</meta:creation-date>
    <dc:date>2023-08-22T08:08:17.218888397</dc:date>
    <meta:editing-duration>PT30S</meta:editing-duration>
    <meta:editing-cycles>1</meta:editing-cycles>
    <meta:document-statistic meta:table-count="0" meta:image-count="0" meta:object-count="0" meta:page-count="4" meta:paragraph-count="132" meta:word-count="581" meta:character-count="9022" meta:non-whitespace-character-count="8416"/>
    <meta:generator>LibreOffice/6.4.7.2$Linux_X86_64 LibreOffice_project/40$Build-2</meta:generator>
  </office:meta>
</office:document-meta>
</file>